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swiss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2">
      <style:text-properties officeooo:paragraph-rsid="001fae9a"/>
    </style:style>
    <style:style style:name="P2" style:family="paragraph" style:parent-style-name="Standard">
      <style:text-properties style:font-name="Noto Sans Mono" fo:font-size="8pt" style:font-size-asian="8pt" style:font-size-complex="8pt"/>
    </style:style>
    <style:style style:name="P3" style:family="paragraph" style:parent-style-name="Standard">
      <style:text-properties style:font-name="Noto Sans Mono" fo:font-size="8pt" officeooo:paragraph-rsid="001fae9a" style:font-size-asian="8pt" style:font-size-complex="8pt"/>
    </style:style>
    <style:style style:name="P4" style:family="paragraph" style:parent-style-name="Standard">
      <style:text-properties style:font-name="Noto Sans Mono" fo:font-size="8pt" officeooo:paragraph-rsid="00223fa6" style:font-size-asian="8pt" style:font-size-complex="8pt"/>
    </style:style>
    <style:style style:name="P5" style:family="paragraph" style:parent-style-name="Standard">
      <style:text-properties officeooo:paragraph-rsid="00223fa6"/>
    </style:style>
    <style:style style:name="P6" style:family="paragraph" style:parent-style-name="Standard" style:list-style-name="L3">
      <style:text-properties officeooo:paragraph-rsid="00223fa6"/>
    </style:style>
    <style:style style:name="P7" style:family="paragraph" style:parent-style-name="Standard" style:list-style-name="L3">
      <style:text-properties officeooo:rsid="00223fa6" officeooo:paragraph-rsid="00223fa6"/>
    </style:style>
    <style:style style:name="P8" style:family="paragraph" style:parent-style-name="Standard" style:list-style-name="L3">
      <style:text-properties officeooo:rsid="00243874" officeooo:paragraph-rsid="00243874"/>
    </style:style>
    <style:style style:name="T1" style:family="text">
      <style:text-properties officeooo:rsid="001fae9a"/>
    </style:style>
    <style:style style:name="T2" style:family="text">
      <style:text-properties officeooo:rsid="00223fa6"/>
    </style:style>
    <style:style style:name="T3" style:family="text">
      <style:text-properties officeooo:rsid="00243874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How to do an Ersatz client exchange, aka fork a flow.</text:p>
      <text:p text:style-name="Standard"/>
      <text:p text:style-name="Standard">In OA4MP, you can designate an ersatz (or replacement) client which can take over an existing flow. </text:p>
      <text:p text:style-name="Standard"/>
      <text:p text:style-name="Standard">P = id of provisioner (starts the flopw)</text:p>
      <text:p text:style-name="Standard">E = id of ersatz client</text:p>
      <text:p text:style-name="Standard">AT-P, RT-P, IDT-P = access, refresh, ID token for provisioner </text:p>
      <text:p text:style-name="Standard">AT-E, RT-E, IDT-E = access, refresh, ID token for ersatz client</text:p>
      <text:p text:style-name="Standard"/>
      <text:h text:style-name="Heading_20_1" text:outline-level="1">To start</text:h>
      <text:p text:style-name="Standard">Begin a standard the flow with P <text:s/>however you do it, getting the tokens AT-P, RT-P, IDT-P.</text:p>
      <text:p text:style-name="Standard"/>
      <text:p text:style-name="Standard">To fork, you need to use the token endpoint and the token exchange grant (details below).</text:p>
      <text:p text:style-name="Standard"/>
      <text:p text:style-name="Standard">Normally when you use the token exchange grant you can request a single token type.</text:p>
      <text:p text:style-name="Standard">This still works but requires 3 exchanges to get all 3 tokens for the fork. </text:p>
      <text:p text:style-name="Standard">This is a little clunky so OA4MP will return all 3 in the initial fork.</text:p>
      <text:p text:style-name="Standard"/>
      <text:h text:style-name="Heading_20_1" text:outline-level="1">To do the fork</text:h>
      <text:list xml:id="list577427642" text:style-name="L2">
        <text:list-item>
          <text:p text:style-name="P1">You send E's credentials and AT-P</text:p>
        </text:list-item>
        <text:list-item>
          <text:p text:style-name="P1"><text:span text:style-name="T1">Y</text:span>ou get back AT-E, RT-E, IDT-E</text:p>
        </text:list-item>
        <text:list-item>
          <text:p text:style-name="P1">Do standard operations with E from this point forward</text:p>
        </text:list-item>
      </text:list>
      <text:p text:style-name="Standard"/>
      <text:h text:style-name="Heading_20_2" text:outline-level="2">More details</text:h>
      <text:p text:style-name="Standard">This next section we give the outline of what goes over the wire. Since </text:p>
      <text:p text:style-name="Standard">tokens can be immense, it is very easy to get confused. These are all</text:p>
      <text:p text:style-name="Standard">in the body of the POST to the server.</text:p>
      <text:p text:style-name="Standard"/>
      <text:p text:style-name="Standard">It is not helped by the RFC 8693 specification! In that, the token is *always* denoted</text:p>
      <text:p text:style-name="Standard">as "access_token" and you need to look at the returned token type in the response.</text:p>
      <text:p text:style-name="Standard"/>
      <text:h text:style-name="Heading_20_2" text:outline-level="2">Typical token exchange for P to get another IDT-P</text:h>
      <text:p text:style-name="Heading">REQUEST</text:p>
      <text:p text:style-name="Standard">(Header contains the credentials for P)</text:p>
      <text:p text:style-name="Standard"/>
      <text:p text:style-name="P2">subject_token_type=urn:ietf:params:oauth:token-type:access_token&amp; <text:s/>| The type of token you send</text:p>
      <text:p text:style-name="P2">subject_token=AT-P&amp; <text:s text:c="47"/>| The token itself</text:p>
      <text:p text:style-name="P3">grant_type=urn:ietf:params:oauth:grant-type:token-exchange&amp; <text:s text:c="7"/>| grant type so the server knows </text:p>
      <text:p text:style-name="P3"><text:tab/><text:tab/><text:tab/><text:tab/><text:tab/><text:tab/><text:tab/><text:tab/><text:tab/> <text:s text:c="3"/>how to handle request</text:p>
      <text:p text:style-name="P2"><text:soft-page-break/>requested_token_type=urn:ietf:params:oauth:token-type:id_token <text:s text:c="4"/>| The type of token you want back</text:p>
      <text:p text:style-name="Standard"/>
      <text:p text:style-name="Heading">RESPONSE (JSON always!)</text:p>
      <text:p text:style-name="P2">{</text:p>
      <text:p text:style-name="P3"><text:s/>"issued_token_type":"urn:ietf:params:oauth:token-type:id_token", <text:s text:c="3"/>| The type of access_token</text:p>
      <text:p text:style-name="P3"><text:s text:c="69"/><text:span text:style-name="T2">| <text:s text:c="2"/></text:span>element returned</text:p>
      <text:p text:style-name="P2"><text:s text:c="8"/>"token_type":"N_A", <text:s text:c="41"/>| the type of an ID token </text:p>
      <text:p text:style-name="P3"><text:s text:c="6"/>"access_token":"IDT-P", <text:s text:c="39"/>| An ID token. As per spec this</text:p>
      <text:p text:style-name="P3"><text:s text:c="69"/><text:span text:style-name="T2">| <text:s/></text:span><text:s/>must be done this way</text:p>
      <text:p text:style-name="P3"><text:s text:c="8"/>"expires_in":1800 <text:s text:c="43"/>| When (in seconds) the token</text:p>
      <text:p text:style-name="P3"><text:s text:c="71"/>expires.</text:p>
      <text:p text:style-name="P2"><text:s/>}</text:p>
      <text:p text:style-name="P2"/>
      <text:h text:style-name="Heading_20_2" text:outline-level="2">Typical exchange to fork</text:h>
      <text:p text:style-name="Heading">REQUEST</text:p>
      <text:p text:style-name="Standard">(Header contains the credentials for E!)</text:p>
      <text:p text:style-name="Standard"/>
      <text:p text:style-name="P2">subject_token_type=urn:ietf:params:oauth:token-type:access_token&amp; <text:s text:c="3"/>| Token type you send</text:p>
      <text:p text:style-name="P2">subject_token=AT-P&amp; <text:s text:c="49"/>| The token itself</text:p>
      <text:p text:style-name="P2">grant_type=urn:ietf:params:oauth:grant-type:token-exchange&amp; <text:s text:c="9"/>| grant type</text:p>
      <text:p text:style-name="P2">requested_token_type=urn:ietf:params:oauth:token-type:access_token <text:s text:c="2"/>| the type of token you want back</text:p>
      <text:p text:style-name="P2"/>
      <text:p text:style-name="Heading">RESPONSE</text:p>
      <text:p text:style-name="Standard"/>
      <text:p text:style-name="P2">{</text:p>
      <text:p text:style-name="P4">"issued_token_type":"urn:ietf:params:oauth:token-type:access_token", | Type of access_token element</text:p>
      <text:p text:style-name="P4"><text:s text:c="69"/><text:span text:style-name="T2">|</text:span> <text:s text:c="2"/>returned</text:p>
      <text:p text:style-name="P4"><text:s text:c="7"/>"token_type":"Bearer", <text:s text:c="39"/>| Required type if issued type</text:p>
      <text:p text:style-name="P4"><text:s text:c="69"/><text:span text:style-name="T2">|</text:span> <text:s text:c="2"/>is access_token </text:p>
      <text:p text:style-name="P2"><text:s text:c="4"/>"refresh_token": "RT-E", <text:s text:c="40"/>| The refresh token for E </text:p>
      <text:p text:style-name="P2"><text:s text:c="5"/>"access_token": "AT-E", <text:s text:c="40"/>| The access token for E</text:p>
      <text:p text:style-name="P2"><text:s text:c="9"/>"id_token": "ID<text:span text:style-name="T2">T</text:span>-E" <text:s text:c="41"/>| The ID token for E</text:p>
      <text:p text:style-name="P2">}</text:p>
      <text:p text:style-name="Standard"/>
      <text:h text:style-name="Heading_20_1" text:outline-level="1">Final note<text:span text:style-name="T2">s</text:span></text:h>
      <text:list xml:id="list3663139168" text:style-name="L3">
        <text:list-item>
          <text:p text:style-name="P6"><text:span text:style-name="T2">There </text:span>is that there is no limit on how often you can fork a flow, so every time you present E's credentials and AT-P youwill create a fork. </text:p>
        </text:list-item>
        <text:list-item>
          <text:p text:style-name="P7">You may do the fork sending any of AT-P, RT-P or IDT-P as the subject token. Best practices are to use the AT-P.</text:p>
        </text:list-item>
        <text:list-item>
          <text:p text:style-name="P8">You may send along scopes, resources, etc. -- anything that goes in a normal exchange and the resulting tokens will conform to these. This lets P provision for an complex lifecyle and delelgate to E only what it is allowed. </text:p>
        </text:list-item>
        <text:list-item>
          <text:p text:style-name="P8">In particular, E may only downscope (i.e., have more restrictive scopes) from P.</text:p>
        </text:list-item>
      </text:list>
      <text:p text:style-name="P5"/>
      <text:p text:style-name="P5"><text:span text:style-name="T3">Being able to fork repeatedly </text:span>is very useful for, e.g., having P start a flow with many permissions and forking flows to processes with much more limited scopes etc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swiss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30T05:29:19.577298301</meta:creation-date>
    <dc:date>2024-08-30T05:54:43.025128110</dc:date>
    <meta:editing-duration>PT5M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63" meta:word-count="555" meta:character-count="4261" meta:non-whitespace-character-count="2940"/>
  </office:meta>
</office:document-meta>
</file>